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89e" officeooo:paragraph-rsid="0001689e"/>
    </style:style>
    <style:style style:name="P2" style:family="paragraph" style:parent-style-name="Standard">
      <style:text-properties officeooo:rsid="0004206a" officeooo:paragraph-rsid="0004206a"/>
    </style:style>
    <style:style style:name="P3" style:family="paragraph" style:parent-style-name="Standard">
      <style:text-properties officeooo:paragraph-rsid="0004206a"/>
    </style:style>
    <style:style style:name="P4" style:family="paragraph" style:parent-style-name="Standard">
      <style:text-properties officeooo:rsid="00072c0b" officeooo:paragraph-rsid="00072c0b"/>
    </style:style>
    <style:style style:name="P5" style:family="paragraph" style:parent-style-name="Standard" style:list-style-name="L1">
      <style:text-properties officeooo:rsid="0001689e" officeooo:paragraph-rsid="0001689e"/>
    </style:style>
    <style:style style:name="P6" style:family="paragraph" style:parent-style-name="Standard">
      <style:text-properties officeooo:rsid="0001689e" officeooo:paragraph-rsid="0001689e"/>
    </style:style>
    <style:style style:name="P7" style:family="paragraph" style:parent-style-name="Standard" style:list-style-name="L1">
      <style:text-properties officeooo:rsid="0004206a" officeooo:paragraph-rsid="0004206a"/>
    </style:style>
    <style:style style:name="P8" style:family="paragraph" style:parent-style-name="Standard" style:list-style-name="L1">
      <style:text-properties officeooo:rsid="0005c4dc" officeooo:paragraph-rsid="0005c4dc"/>
    </style:style>
    <style:style style:name="P9" style:family="paragraph" style:parent-style-name="Standard" style:list-style-name="L1">
      <style:text-properties officeooo:rsid="00072c0b" officeooo:paragraph-rsid="00072c0b"/>
    </style:style>
    <style:style style:name="P10" style:family="paragraph" style:parent-style-name="Standard">
      <style:text-properties officeooo:rsid="00072c0b" officeooo:paragraph-rsid="00072c0b"/>
    </style:style>
    <style:style style:name="P11" style:family="paragraph" style:parent-style-name="Standard" style:list-style-name="L1">
      <style:text-properties officeooo:rsid="000869e4" officeooo:paragraph-rsid="000869e4"/>
    </style:style>
    <style:style style:name="P12" style:family="paragraph" style:parent-style-name="Standard" style:list-style-name="L1">
      <style:text-properties officeooo:rsid="000be133" officeooo:paragraph-rsid="000d2029"/>
    </style:style>
    <style:style style:name="P13" style:family="paragraph" style:parent-style-name="Standard" style:list-style-name="L1">
      <style:text-properties officeooo:rsid="000d2029" officeooo:paragraph-rsid="000d2029"/>
    </style:style>
    <style:style style:name="T1" style:family="text">
      <style:text-properties officeooo:rsid="000869e4"/>
    </style:style>
    <style:style style:name="T2" style:family="text">
      <style:text-properties officeooo:rsid="00090860"/>
    </style:style>
    <style:style style:name="T3" style:family="text">
      <style:text-properties officeooo:rsid="000992e9"/>
    </style:style>
    <style:style style:name="T4" style:family="text">
      <style:text-properties officeooo:rsid="000add90"/>
    </style:style>
    <style:style style:name="T5" style:family="text">
      <style:text-properties officeooo:rsid="000be133"/>
    </style:style>
    <style:style style:name="T6" style:family="text">
      <style:text-properties officeooo:rsid="0004206a"/>
    </style:style>
    <style:style style:name="T7" style:family="text">
      <style:text-properties officeooo:rsid="00072c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11042392462676684" text:style-name="L1">
        <text:list-item>
          <text:p text:style-name="P5">INFO CACHES: /sys/devices/system/cpu</text:p>
        </text:list-item>
      </text:list>
      <text:p text:style-name="P1"/>
      <text:p text:style-name="P1"><text:tab/></text:p>
      <text:list xml:id="list92737664680171" text:continue-numbering="true" text:style-name="L1">
        <text:list-item>
          <text:p text:style-name="P7">CACHE <text:span text:style-name="T5">L1</text:span>: LINE_SIZE = 64 bytes, SIZE = 32KB (32768 bytes) → 512 líneas. por cada unha das 4 CPU:</text:p>
          <text:list>
            <text:list-item>
              <text:p text:style-name="P8">S1 = 512</text:p>
            </text:list-item>
            <text:list-item>
              <text:p text:style-name="P9">CLS = 64</text:p>
            </text:list-item>
          </text:list>
        </text:list-item>
        <text:list-item>
          <text:p text:style-name="P12">CACHE L2 : LINE_SIZE = 64 bytes, SIZE = 6144KB (6291456 bytes) <text:span text:style-name="T6">→ 98304 lineas, por cada unha das 4 CPU:</text:span></text:p>
          <text:list>
            <text:list-item>
              <text:p text:style-name="P13">S2=98304</text:p>
            </text:list-item>
            <text:list-item>
              <text:p text:style-name="P13">CLS=64<text:span text:style-name="T7"><text:tab/><text:tab/></text:span></text:p>
            </text:list-item>
          </text:list>
        </text:list-item>
      </text:list>
      <text:p text:style-name="P4"><text:tab/></text:p>
      <text:list xml:id="list92737071375186" text:continue-numbering="true" text:style-name="L1">
        <text:list-item>
          <text:p text:style-name="P11">Con LINE_SIZE = 64 bytes →<text:span text:style-name="T2"> </text:span>entran <text:span text:style-name="T3">8</text:span> datos de tipo double <text:span text:style-name="T4">(8 bytes) </text:span>por liña.</text:p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6-02-24T12:09:36.385717653</meta:creation-date>
    <dc:date>2016-03-16T09:27:36.227957738</dc:date>
    <meta:editing-duration>PT22M51S</meta:editing-duration>
    <meta:editing-cycles>11</meta:editing-cycles>
    <meta:generator>LibreOffice/5.1.1.2$Linux_X86_64 LibreOffice_project/10m0$Build-2</meta:generator>
    <meta:document-statistic meta:table-count="0" meta:image-count="0" meta:object-count="0" meta:page-count="1" meta:paragraph-count="10" meta:word-count="76" meta:character-count="353" meta:non-whitespace-character-count="289"/>
  </office:meta>
</office:document-meta>
</file>